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monospace" svg:font-family="monospace"/>
  </office:font-face-decls>
  <office:automatic-styles>
    <style:style style:name="P1" style:family="paragraph" style:parent-style-name="Standard">
      <style:text-properties fo:font-variant="normal" fo:text-transform="none" fo:color="#000000" loext:opacity="100%" fo:letter-spacing="normal" fo:font-style="normal" fo:font-weight="normal" officeooo:rsid="000ea620" officeooo:paragraph-rsid="0006265e"/>
    </style:style>
    <style:style style:name="P2" style:family="paragraph" style:parent-style-name="Standard">
      <style:text-properties fo:font-variant="normal" fo:text-transform="none" fo:color="#000000" loext:opacity="100%" fo:letter-spacing="normal" fo:font-style="normal" fo:font-weight="normal" officeooo:rsid="000ea620" officeooo:paragraph-rsid="00098494"/>
    </style:style>
    <style:style style:name="P3" style:family="paragraph" style:parent-style-name="Standard">
      <style:text-properties fo:font-variant="normal" fo:text-transform="none" fo:color="#000000" loext:opacity="100%" fo:letter-spacing="normal" fo:font-style="normal" fo:font-weight="normal" officeooo:rsid="000ea620" officeooo:paragraph-rsid="000d26d8"/>
    </style:style>
    <style:style style:name="P4" style:family="paragraph" style:parent-style-name="Standard">
      <style:text-properties fo:font-variant="normal" fo:text-transform="none" fo:color="#000000" loext:opacity="100%" fo:letter-spacing="normal" fo:font-style="normal" fo:font-weight="normal" officeooo:rsid="0006265e" officeooo:paragraph-rsid="0006265e"/>
    </style:style>
    <style:style style:name="P5" style:family="paragraph" style:parent-style-name="Standard">
      <style:text-properties fo:font-variant="normal" fo:text-transform="none" fo:color="#000000" loext:opacity="100%" fo:letter-spacing="normal" fo:font-style="normal" fo:font-weight="normal" officeooo:rsid="0006265e" officeooo:paragraph-rsid="00098494"/>
    </style:style>
    <style:style style:name="P6" style:family="paragraph" style:parent-style-name="Standard">
      <style:text-properties fo:font-variant="normal" fo:text-transform="none" fo:color="#000000" loext:opacity="100%" fo:letter-spacing="normal" fo:font-style="normal" fo:font-weight="normal" officeooo:rsid="0006265e" officeooo:paragraph-rsid="000af751"/>
    </style:style>
    <style:style style:name="P7" style:family="paragraph" style:parent-style-name="Standard">
      <style:text-properties fo:font-variant="normal" fo:text-transform="none" fo:color="#000000" loext:opacity="100%" fo:letter-spacing="normal" fo:font-style="normal" fo:font-weight="normal" officeooo:rsid="0006265e" officeooo:paragraph-rsid="000e53f3"/>
    </style:style>
    <style:style style:name="P8" style:family="paragraph" style:parent-style-name="Standard">
      <style:text-properties fo:font-variant="normal" fo:text-transform="none" fo:color="#000000" loext:opacity="100%" fo:letter-spacing="normal" fo:font-style="normal" fo:font-weight="normal" officeooo:rsid="0007a8b2" officeooo:paragraph-rsid="0007a8b2"/>
    </style:style>
    <style:style style:name="P9" style:family="paragraph" style:parent-style-name="Standard">
      <style:text-properties fo:font-variant="normal" fo:text-transform="none" fo:color="#000000" loext:opacity="100%" fo:letter-spacing="normal" fo:font-style="normal" fo:font-weight="normal" officeooo:paragraph-rsid="000e53f3"/>
    </style:style>
    <style:style style:name="P10" style:family="paragraph" style:parent-style-name="Standard">
      <style:text-properties fo:font-variant="normal" fo:text-transform="none" fo:color="#000000" loext:opacity="100%" fo:letter-spacing="normal" fo:font-style="normal" fo:font-weight="bold" officeooo:rsid="0007a8b2" officeooo:paragraph-rsid="0007a8b2" style:font-weight-asian="bold" style:font-weight-complex="bold"/>
    </style:style>
    <style:style style:name="P11" style:family="paragraph" style:parent-style-name="Standard">
      <style:text-properties fo:font-variant="normal" fo:text-transform="none" fo:color="#000000" loext:opacity="100%" fo:font-size="24pt" fo:letter-spacing="normal" fo:font-style="normal" fo:font-weight="bold" officeooo:rsid="0006265e" officeooo:paragraph-rsid="00098494" style:font-size-asian="24pt" style:font-weight-asian="bold" style:font-size-complex="24pt" style:font-weight-complex="bold"/>
    </style:style>
    <style:style style:name="P12" style:family="paragraph" style:parent-style-name="Standard">
      <style:text-properties fo:font-variant="normal" fo:text-transform="none" fo:color="#000000" loext:opacity="100%" fo:font-size="24pt" fo:letter-spacing="normal" fo:font-style="normal" fo:font-weight="bold" officeooo:rsid="0012f054" officeooo:paragraph-rsid="00137826" style:font-size-asian="24pt" style:font-weight-asian="bold" style:font-size-complex="24pt" style:font-weight-complex="bold"/>
    </style:style>
    <style:style style:name="P13" style:family="paragraph" style:parent-style-name="Standard">
      <style:text-properties fo:font-size="24pt" fo:font-weight="bold" officeooo:rsid="0006265e" officeooo:paragraph-rsid="00098494" style:font-size-asian="24pt" style:font-weight-asian="bold" style:font-size-complex="24pt" style:font-weight-complex="bold"/>
    </style:style>
    <style:style style:name="P14" style:family="paragraph">
      <style:paragraph-properties fo:text-align="center"/>
    </style:style>
    <style:style style:name="T1" style:family="text">
      <style:text-properties officeooo:rsid="0006265e"/>
    </style:style>
    <style:style style:name="T2" style:family="text">
      <style:text-properties officeooo:rsid="000864e3"/>
    </style:style>
    <style:style style:name="T3" style:family="text">
      <style:text-properties officeooo:rsid="000cab32"/>
    </style:style>
    <style:style style:name="T4" style:family="text">
      <style:text-properties officeooo:rsid="001bb732"/>
    </style:style>
    <style:style style:name="T5" style:family="text">
      <style:text-properties style:font-name="monospace" fo:font-size="14pt"/>
    </style:style>
    <style:style style:name="T6" style:family="text">
      <style:text-properties style:font-name="monospace" fo:font-size="14pt" officeooo:rsid="0006265e"/>
    </style:style>
    <style:style style:name="T7" style:family="text">
      <style:text-properties style:font-name="monospace" fo:font-size="14pt" officeooo:rsid="000ea620"/>
    </style:style>
    <style:style style:name="T8" style:family="text">
      <style:text-properties fo:font-weight="bold" style:font-weight-asian="bold" style:font-weight-complex="bold"/>
    </style:style>
    <style:style style:name="T9" style:family="text">
      <style:text-properties fo:font-weight="bold" officeooo:rsid="000864e3" style:font-weight-asian="bold" style:font-weight-complex="bold"/>
    </style:style>
    <style:style style:name="T10" style:family="text">
      <style:text-properties fo:font-weight="bold" officeooo:rsid="0006265e" style:font-weight-asian="bold" style:font-weight-complex="bold"/>
    </style:style>
    <style:style style:name="T11" style:family="text">
      <style:text-properties fo:font-weight="bold" officeooo:rsid="000ea620" style:font-weight-asian="bold" style:font-weight-complex="bold"/>
    </style:style>
    <style:style style:name="T12" style:family="text">
      <style:text-properties fo:font-weight="bold" officeooo:rsid="00098494" style:font-weight-asian="bold" style:font-weight-complex="bold"/>
    </style:style>
    <style:style style:name="T13" style:family="text">
      <style:text-properties fo:font-weight="bold" officeooo:rsid="000af751" style:font-weight-asian="bold" style:font-weight-complex="bold"/>
    </style:style>
    <style:style style:name="T14" style:family="text">
      <style:text-properties fo:font-weight="bold" officeooo:rsid="000d26d8" style:font-weight-asian="bold" style:font-weight-complex="bold"/>
    </style:style>
    <style:style style:name="T15" style:family="text">
      <style:text-properties officeooo:rsid="000ea620"/>
    </style:style>
    <style:style style:name="T16" style:family="text">
      <style:text-properties style:font-weight-asian="normal" style:font-weight-complex="normal"/>
    </style:style>
    <style:style style:name="T17" style:family="text">
      <style:text-properties officeooo:rsid="0007a8b2" style:font-weight-asian="normal" style:font-weight-complex="normal"/>
    </style:style>
    <style:style style:name="T18" style:family="text">
      <style:text-properties officeooo:rsid="000864e3" style:font-weight-asian="normal" style:font-weight-complex="normal"/>
    </style:style>
    <style:style style:name="T19" style:family="text">
      <style:text-properties officeooo:rsid="000af751"/>
    </style:style>
    <style:style style:name="T20" style:family="text">
      <style:text-properties officeooo:rsid="000d26d8"/>
    </style:style>
    <style:style style:name="T21" style:family="text">
      <style:text-properties officeooo:rsid="000e53f3"/>
    </style:style>
    <style:style style:name="T22" style:family="text">
      <style:text-properties officeooo:rsid="000eb50d"/>
    </style:style>
    <style:style style:name="T23" style:family="text">
      <style:text-properties officeooo:rsid="00137826"/>
    </style:style>
    <style:style style:name="T24" style:family="text">
      <style:text-properties officeooo:rsid="00166f78"/>
    </style:style>
    <style:style style:name="T25" style:family="text">
      <style:text-properties officeooo:rsid="00191657"/>
    </style:style>
    <style:style style:name="gr1" style:family="graphic">
      <style:graphic-properties draw:marker-start="" draw:marker-end="Concav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0.233cm" fo:min-width="2.05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API</text:p>
      <text:p text:style-name="P11">Cadena de peticiones</text:p>
      <text:p text:style-name="P12"><text:span text:style-name="T23">Resuelve con </text:span><text:span text:style-name="T25">FETCH</text:span> el siguiente ejercicio. </text:p>
      <text:p text:style-name="P12">Si se ejecuta correctamente deberás visualizar un cuadrado de 600x600px en color fuxia.</text:p>
      <text:p text:style-name="P11"/>
      <text:p text:style-name="P1"/>
      <text:p text:style-name="P2">Accede a la API <text:span text:style-name="T4">con la URL siguiente: </text:span><text:span text:style-name="T5">’</text:span><text:a xlink:type="simple" xlink:href="https://jsonplaceholder.typicode.com/albums" text:style-name="Internet_20_link" text:visited-style-name="Visited_20_Internet_20_Link"><text:span text:style-name="T5">https://jsonplaceholder.typicode.com/albums</text:span></text:a><text:span text:style-name="T5">’</text:span></text:p>
      <text:p text:style-name="P1">Descarga toda su información. </text:p>
      <text:p text:style-name="P1">A partir de la información descargada <text:s/>busca el objeto <text:span text:style-name="T2">que tiene en el campo </text:span><text:span text:style-name="T9">title</text:span><text:span text:style-name="T2"> el valor “</text:span><text:span text:style-name="T8">quos omnis officia</text:span>”.</text:p>
      <text:p text:style-name="P4">Muestra ese objeto por consola.</text:p>
      <text:p text:style-name="P7">Obtén el valor del campo <text:span text:style-name="T8">userId</text:span> de ese objeto. <text:span text:style-name="T2">(</text:span><text:span text:style-name="T21">Tiene que dar </text:span><text:span text:style-name="T3">userId</text:span><text:span text:style-name="T21">=</text:span><text:span text:style-name="T3">8</text:span><text:span text:style-name="T2">)</text:span></text:p>
      <text:p text:style-name="P4"/>
      <text:p text:style-name="P3"><text:a xlink:type="simple" xlink:href="https://jsonplaceholder.typicode.com/albums" text:style-name="Internet_20_link" text:visited-style-name="Visited_20_Internet_20_Link"><text:span text:style-name="T7">https://jsonplaceholder.typicode.com/albums</text:span></text:a></text:p>
      <text:p text:style-name="P4"><draw:custom-shape text:anchor-type="paragraph" draw:z-index="0" draw:name="Forma 1" draw:style-name="gr2" svg:width="2.349cm" svg:height="0.463cm" svg:x="6.826cm" svg:y="0.08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path text:anchor-type="paragraph" draw:z-index="2" draw:name="Curva de Bézier 1" draw:style-name="gr1" draw:text-style-name="P14" svg:width="7.619cm" svg:height="7.448cm" draw:transform="skewX (0.0263544717051144) rotate (-1.77657064560503) translate (12.09007210314cm 0.371243846497103cm)" svg:viewBox="0 0 7620 7449" svg:d="M0 11c237-38 471 29 690 99 245 78 499 113 747 166 232 49 470 91 701 157 232 67 489 72 706 175 250 119 508 240 720 417 179 150 313 343 427 538 109 185 226 369 304 564 77 195 184 379 243 576 59 196 94 400 141 600s94 400 141 598c47 200 84 404 141 598 60 209-28 411 37 620 61 195 118 397 141 598 25 227 171 393 248 596 77 201 240 364 382 529 156 182 330 368 576 445 221 69 449 134 681 162l214-4 209-24 171 3"><text:p/></draw:path><text:span text:style-name="T17">Objeto con </text:span><text:span text:style-name="T16">t</text:span><text:span text:style-name="T18">itle </text:span><text:span text:style-name="T16">= </text:span><text:span text:style-name="T2">“</text:span><text:span text:style-name="T11">quos omnis officia</text:span><text:span text:style-name="T15">” <text:s text:c="20"/></text:span><text:tab/> <text:span text:style-name="T16">userId</text:span><text:span text:style-name="T8"> = xxx</text:span></text:p>
      <text:p text:style-name="P4"/>
      <text:p text:style-name="P4"/>
      <text:p text:style-name="P3">Accede a la API <text:span text:style-name="T4">con la URL siguiente: </text:span></text:p>
      <text:p text:style-name="P3"><text:span text:style-name="T5">’</text:span><text:a xlink:type="simple" xlink:href="https://dummyjson.com/users" text:style-name="Internet_20_link" text:visited-style-name="Visited_20_Internet_20_Link"><text:span text:style-name="T6">https://dummyjson.com/users</text:span></text:a><text:span text:style-name="T5">’</text:span></text:p>
      <text:p text:style-name="P1">Descarga toda su información. </text:p>
      <text:p text:style-name="P1">A partir de la información descargada <text:s/>busca el objeto <text:span text:style-name="T2">que tiene en el campo </text:span><text:span text:style-name="T14">id</text:span><text:span text:style-name="T2"> el valor </text:span><text:span text:style-name="T1">que has obtenido del campo </text:span><text:span text:style-name="T10">userId</text:span><text:span text:style-name="T1"> del apartado anterior.</text:span></text:p>
      <text:p text:style-name="P4">Muestra ese objeto por consola.</text:p>
      <text:p text:style-name="P7">Obtén el valor del campo <text:span text:style-name="T14">age</text:span> de ese objeto. <text:span text:style-name="T2">(</text:span><text:span text:style-name="T21">Tiene que dar age=29</text:span><text:span text:style-name="T2">)</text:span></text:p>
      <text:p text:style-name="P4"/>
      <text:p text:style-name="P3"><text:a xlink:type="simple" xlink:href="https://dummyjson.com/users" text:style-name="Internet_20_link" text:visited-style-name="Visited_20_Internet_20_Link"><text:span text:style-name="T5">https://dummyjson.com/users</text:span></text:a></text:p>
      <text:p text:style-name="P8"><draw:custom-shape text:anchor-type="paragraph" draw:z-index="1" draw:name="Forma 2" draw:style-name="gr2" svg:width="2.349cm" svg:height="0.463cm" svg:x="4.228cm" svg:y="0.04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Objeto con <text:span text:style-name="T20">id</text:span> = <text:span text:style-name="T8">xxx</text:span> <text:s text:c="30"/><text:span text:style-name="T20">age</text:span> = <text:span text:style-name="T8">yyy</text:span></text:p>
      <text:p text:style-name="P10"><draw:path text:anchor-type="paragraph" draw:z-index="4" draw:name="Curva de Bézier 2" draw:style-name="gr1" draw:text-style-name="P14" svg:width="8.341cm" svg:height="4.017cm" draw:transform="skewX (0.361457688088025) rotate (-1.66993102830817) translate (7.83217788538637cm 0.198670981733375cm)" svg:viewBox="0 0 8342 4018" svg:d="M0 6c259-21 516 16 755 53 268 42 546 62 818 90 254 26 514 49 768 85 253 36 534 39 772 94 274 64 555 130 788 225 196 81 342 185 467 290 119 100 248 199 333 304 85 106 202 205 267 311 64 106 103 216 154 324 52 108 103 216 154 322 52 108 93 218 154 323 66 112-30 221 41 334 67 105 130 214 154 323 28 122 188 212 272 321s264 196 418 285c172 99 362 199 632 240 241 38 490 73 745 88l234-2 228-13 188 2"><text:p/></draw:path></text:p>
      <text:p text:style-name="P10"/>
      <text:p text:style-name="P10"/>
      <text:p text:style-name="P2">Accede a la API <text:span text:style-name="T4">con la URL siguiente: </text:span><text:span text:style-name="T5">’</text:span><text:a xlink:type="simple" xlink:href="https://jsonplaceholder.typicode.com/photos" text:style-name="Internet_20_link" text:visited-style-name="Visited_20_Internet_20_Link"><text:span text:style-name="T6">https://jsonplaceholder.typicode.com/photos</text:span></text:a><text:span text:style-name="T5">’</text:span></text:p>
      <text:p text:style-name="P2">Descarga toda su información. </text:p>
      <text:p text:style-name="P2">A partir de la información descargada <text:s/>busca el objeto <text:span text:style-name="T2">que tiene en el campo </text:span><text:span text:style-name="T12">id</text:span><text:span text:style-name="T2"> el valor </text:span><text:span text:style-name="T1">que has obtenido del campo </text:span><text:span text:style-name="T14">age</text:span><text:span text:style-name="T1"> del apartado anterior.</text:span></text:p>
      <text:p text:style-name="P5">Muestra ese objeto por consola.</text:p>
      <text:p text:style-name="P6">Obtén el valor del campo <text:span text:style-name="T13">url</text:span> de ese objeto <text:span text:style-name="T3">y muestra en el div con </text:span><text:span text:style-name="T19">el </text:span><text:span text:style-name="T3">identificador “imagen”, la imagen de ese objeto.</text:span></text:p>
      <text:p text:style-name="P5"/>
      <text:p text:style-name="P5"><text:a xlink:type="simple" xlink:href="https://jsonplaceholder.typicode.com/photos" text:style-name="Internet_20_link" text:visited-style-name="Visited_20_Internet_20_Link">https://jsonplaceholder.typicode.com/photos</text:a></text:p>
      <text:p text:style-name="P9"><draw:custom-shape text:anchor-type="paragraph" draw:z-index="3" draw:name="Forma 3" draw:style-name="gr2" svg:width="2.349cm" svg:height="0.463cm" svg:x="4.228cm" svg:y="0.04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19">Objeto con id = </text:span><text:span text:style-name="T13">yyy</text:span><text:span text:style-name="T19"><text:tab/><text:tab/><text:tab/><text:tab/>url = </text:span><text:a xlink:type="simple" xlink:href="http://aaa.bbb.ccc/" text:style-name="Internet_20_link" text:visited-style-name="Visited_20_Internet_20_Link"><text:span text:style-name="T19">http://aaa.bbb.ccc</text:span></text:a><text:span text:style-name="T19"> <text:tab/><text:tab/><text:tab/><text:tab/><text:tab/><text:tab/><text:tab/><text:tab/><text:tab/><text:tab/></text:span><text:span text:style-name="T22">(</text:span>https://via.placeholder.com/600/602b9e<text:span text:style-name="T2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monospace" svg:font-family="monospace"/>
  </office:font-face-decls>
  <office:styles>
    <draw:marker draw:name="Concave" svg:viewBox="0 0 1131 1580" svg:d="M1013 1491l118 89-567-1580-564 1580 114-85 136-68 148-46 161-17 161 13 153 46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1-19T18:16:22.905000000</meta:creation-date>
    <dc:date>2023-01-23T02:52:22.123000000</dc:date>
    <meta:editing-duration>PT1H16M34S</meta:editing-duration>
    <meta:editing-cycles>8</meta:editing-cycles>
    <meta:generator>LibreOffice/7.3.3.2$Windows_X86_64 LibreOffice_project/d1d0ea68f081ee2800a922cac8f79445e4603348</meta:generator>
    <meta:document-statistic meta:table-count="0" meta:image-count="0" meta:object-count="0" meta:page-count="1" meta:paragraph-count="26" meta:word-count="228" meta:character-count="1568" meta:non-whitespace-character-count="1293"/>
  </office:meta>
</office:document-meta>
</file>